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2B5AA46B8D80901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7.751cm" fo:min-width="20.455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995cm" fo:min-width="5.342cm"/>
    </style:style>
    <style:style style:name="gr3" style:family="graphic" style:parent-style-name="standard">
      <style:graphic-properties draw:stroke="none" svg:stroke-color="#ffffff" draw:fill="solid" draw:fill-color="#dddddd" draw:textarea-horizontal-align="justify" draw:textarea-vertical-align="middle" draw:auto-grow-height="false" fo:min-height="2.036cm" fo:min-width="14.232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29cm" fo:min-width="10.048cm"/>
    </style:style>
    <style:style style:name="gr5" style:family="graphic" style:parent-style-name="objectwithoutfill">
      <style:graphic-properties draw:stroke="dash" draw:stroke-dash="Dashed_20__28_var_29_" draw:fill="none" draw:textarea-vertical-align="middle" draw:shadow-offset-x="0.203cm" draw:shadow-offset-y="0.203cm"/>
    </style:style>
    <style:style style:name="gr6" style:family="graphic" style:parent-style-name="standard">
      <style:graphic-properties draw:stroke="none" svg:stroke-color="#ffffff" draw:fill="solid" draw:fill-color="#dddddd" draw:textarea-horizontal-align="justify" draw:textarea-vertical-align="middle" draw:auto-grow-height="false" fo:min-height="2.544cm" fo:min-width="4.453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3.179cm" fo:min-width="4.996cm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152cm" fo:min-width="6.231cm"/>
    </style:style>
    <style:style style:name="gr9" style:family="graphic" style:parent-style-name="objectwithoutfill">
      <style:graphic-properties draw:stroke="dash" draw:stroke-dash="Dashed_20__28_var_29_" svg:stroke-width="0.025cm" draw:marker-start-width="0.266cm" draw:marker-end-width="0.266cm" draw:fill="none" draw:textarea-vertical-align="middle" fo:padding-top="0.137cm" fo:padding-bottom="0.137cm" fo:padding-left="0.262cm" fo:padding-right="0.262cm" draw:shadow-offset-x="0.203cm" draw:shadow-offset-y="0.203cm"/>
    </style:style>
    <style:style style:name="gr10" style:family="graphic" style:parent-style-name="objectwithoutfill">
      <style:graphic-properties svg:stroke-width="0.025cm" draw:marker-start-width="0.266cm" draw:marker-end="Arrow" draw:marker-end-width="0.316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fo:min-height="0.639cm"/>
    </style:style>
    <style:style style:name="gr12" style:family="graphic" style:parent-style-name="standard">
      <style:graphic-properties draw:stroke="none" svg:stroke-color="#000000" draw:fill="none" draw:fill-color="#ffffff" fo:min-height="0.736cm"/>
    </style:style>
    <style:style style:name="gr13" style:family="graphic" style:parent-style-name="standard">
      <style:graphic-properties draw:stroke="none" svg:stroke-color="#000000" draw:fill="none" draw:fill-color="#ffffff" fo:min-height="1.025cm"/>
    </style:style>
    <style:style style:name="gr14" style:family="graphic" style:parent-style-name="standard">
      <style:graphic-properties draw:fill="solid" draw:fill-color="#cfe7f5" draw:textarea-horizontal-align="justify" draw:textarea-vertical-align="middle" draw:auto-grow-height="false" fo:min-height="2.738cm" fo:min-width="23.757cm"/>
    </style:style>
    <style:style style:name="gr15" style:family="graphic" style:parent-style-name="standard">
      <style:graphic-properties draw:stroke="none" svg:stroke-color="#000000" draw:fill="none" draw:fill-color="#ffffff" fo:min-height="1.537cm"/>
    </style:style>
    <style:style style:name="gr16" style:family="graphic" style:parent-style-name="standard">
      <style:graphic-properties svg:stroke-color="#000000" draw:fill="bitmap" draw:fill-color="#729fcf" draw:fill-image-name="Empty" draw:textarea-horizontal-align="justify" draw:textarea-vertical-align="middle" draw:auto-grow-height="false" fo:min-height="0.762cm" fo:min-width="3.691cm" fo:padding-top="0.254cm" fo:padding-bottom="0.254cm" draw:shadow-offset-x="0.203cm" draw:shadow-offset-y="0.203cm"/>
    </style:style>
    <style:style style:name="gr17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0.8cm" fo:min-width="2.963cm"/>
    </style:style>
    <style:style style:name="gr18" style:family="graphic" style:parent-style-name="standard">
      <style:graphic-properties svg:stroke-color="#000000" draw:fill="bitmap" draw:fill-color="#729fcf" draw:fill-image-name="Empty" draw:textarea-horizontal-align="justify" draw:textarea-vertical-align="middle" draw:auto-grow-height="false" fo:min-height="0.762cm" fo:min-width="3.691cm" fo:padding-top="0.254cm" fo:padding-bottom="0.254cm" draw:shadow-offset-x="0.203cm" draw:shadow-offset-y="0.203cm"/>
    </style:style>
    <style:style style:name="gr19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0.8cm" fo:min-width="3.598cm"/>
    </style:style>
    <style:style style:name="gr20" style:family="graphic" style:parent-style-name="standard">
      <style:graphic-properties svg:stroke-color="#000000" draw:fill="bitmap" draw:fill-color="#729fcf" draw:fill-image-name="Empty" draw:textarea-horizontal-align="justify" draw:textarea-vertical-align="middle" draw:auto-grow-height="false" fo:min-height="1.02cm" fo:min-width="3.691cm" fo:padding-top="0.254cm" fo:padding-bottom="0.254cm" draw:shadow-offset-x="0.203cm" draw:shadow-offset-y="0.203cm"/>
    </style:style>
    <style:style style:name="gr21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0.799cm" fo:min-width="3.598cm"/>
    </style:style>
    <style:style style:name="gr22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0.799cm" fo:min-width="3.598cm"/>
    </style:style>
    <style:style style:name="gr23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0.8cm" fo:min-width="3.598cm"/>
    </style:style>
    <style:style style:name="gr24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0.8cm" fo:min-width="3.598cm"/>
    </style:style>
    <style:style style:name="gr25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0.8cm" fo:min-width="3.598cm"/>
    </style:style>
    <style:style style:name="gr26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0.8cm" fo:min-width="3.598cm"/>
    </style:style>
    <style:style style:name="gr27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0.8cm" fo:min-width="3.598cm"/>
    </style:style>
    <style:style style:name="gr28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0.8cm" fo:min-width="3.598cm"/>
    </style:style>
    <style:style style:name="gr29" style:family="graphic" style:parent-style-name="standard" style:list-style-name="L2">
      <style:graphic-properties svg:stroke-color="#000000" draw:fill-color="#ffffff" draw:textarea-horizontal-align="justify" draw:textarea-vertical-align="middle" draw:auto-grow-height="false" fo:min-height="0.8cm" fo:min-width="3.598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3pt" fo:font-weight="normal" style:font-size-asian="14pt" style:font-weight-asian="normal" style:font-size-complex="14pt" style:font-weight-complex="normal"/>
    </style:style>
    <style:style style:name="P6" style:family="paragraph">
      <loext:graphic-properties draw:fill="solid" draw:fill-color="#cfe7f5"/>
      <style:paragraph-properties fo:text-align="center"/>
    </style:style>
    <style:style style:name="P7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bitmap" draw:fill-color="#729fcf" draw:fill-image-name="Empty"/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14pt" style:font-size-asian="14pt" style:font-weight-asian="normal" style:font-size-complex="14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start"/>
      <style:text-properties fo:font-size="11pt" style:font-size-asian="11pt" style:font-weight-asian="normal" style:font-size-complex="11pt"/>
    </style:style>
    <style:style style:name="T1" style:family="text">
      <style:text-properties fo:font-size="13pt" fo:font-weight="normal" style:font-size-asian="14pt" style:font-weight-asian="normal" style:font-size-complex="14pt" style:font-weight-complex="normal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762cm"/>
        <style:text-properties fo:font-family="StarSymbol" style:font-charset="x-symbol" fo:color="#000000" fo:font-size="140%"/>
      </text:list-level-style-bullet>
      <text:list-level-style-bullet text:level="2" text:bullet-char="●">
        <style:list-level-properties text:space-before="0.6cm" text:min-label-width="0.762cm"/>
        <style:text-properties fo:font-family="StarSymbol" style:font-charset="x-symbol" fo:color="#000000" fo:font-size="140%"/>
      </text:list-level-style-bullet>
      <text:list-level-style-bullet text:level="3" text:bullet-char="●">
        <style:list-level-properties text:space-before="1.2cm" text:min-label-width="0.762cm"/>
        <style:text-properties fo:font-family="StarSymbol" style:font-charset="x-symbol" fo:color="#000000" fo:font-size="140%"/>
      </text:list-level-style-bullet>
      <text:list-level-style-bullet text:level="4" text:bullet-char="●">
        <style:list-level-properties text:space-before="1.8cm" text:min-label-width="0.762cm"/>
        <style:text-properties fo:font-family="StarSymbol" style:font-charset="x-symbol" fo:color="#000000" fo:font-size="140%"/>
      </text:list-level-style-bullet>
      <text:list-level-style-bullet text:level="5" text:bullet-char="●">
        <style:list-level-properties text:space-before="2.4cm" text:min-label-width="0.762cm"/>
        <style:text-properties fo:font-family="StarSymbol" style:font-charset="x-symbol" fo:color="#000000" fo:font-size="140%"/>
      </text:list-level-style-bullet>
      <text:list-level-style-bullet text:level="6" text:bullet-char="●">
        <style:list-level-properties text:space-before="3cm" text:min-label-width="0.762cm"/>
        <style:text-properties fo:font-family="StarSymbol" style:font-charset="x-symbol" fo:color="#000000" fo:font-size="140%"/>
      </text:list-level-style-bullet>
      <text:list-level-style-bullet text:level="7" text:bullet-char="●">
        <style:list-level-properties text:space-before="3.6cm" text:min-label-width="0.762cm"/>
        <style:text-properties fo:font-family="StarSymbol" style:font-charset="x-symbol" fo:color="#000000" fo:font-size="140%"/>
      </text:list-level-style-bullet>
      <text:list-level-style-bullet text:level="8" text:bullet-char="●">
        <style:list-level-properties text:space-before="4.2cm" text:min-label-width="0.762cm"/>
        <style:text-properties fo:font-family="StarSymbol" style:font-charset="x-symbol" fo:color="#000000" fo:font-size="140%"/>
      </text:list-level-style-bullet>
      <text:list-level-style-bullet text:level="9" text:bullet-char="●">
        <style:list-level-properties text:space-before="4.8cm" text:min-label-width="0.762cm"/>
        <style:text-properties fo:font-family="StarSymbol" style:font-charset="x-symbol" fo:color="#000000" fo:font-size="140%"/>
      </text:list-level-style-bullet>
      <text:list-level-style-bullet text:level="10" text:bullet-char="●">
        <style:list-level-properties text:space-before="5.4cm" text:min-label-width="0.762cm"/>
        <style:text-properties fo:font-family="StarSymbol" style:font-charset="x-symbol" fo:color="#000000" fo:font-size="14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955cm" svg:height="8.001cm" svg:x="6.996cm" svg:y="1.3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3.245cm" svg:x="6.615cm" svg:y="6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732cm" svg:height="2.286cm" svg:x="12.838cm" svg:y="6.6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548cm" svg:height="1.979cm" svg:x="17.657cm" svg:y="1.26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9.882cm" svg:y1="7.166cm" svg:x2="9.882cm" svg:y2="5.769cm">
          <text:p/>
        </draw:line>
        <draw:custom-shape draw:style-name="gr6" draw:text-style-name="P3" draw:layer="layout" svg:width="4.953cm" svg:height="2.794cm" svg:x="17.248cm" svg:y="3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5.496cm" svg:height="3.429cm" svg:x="22.582cm" svg:y="2.8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731cm" svg:height="2.402cm" svg:x="5.592cm" svg:y="1.138cm">
          <text:p/>
          <draw:enhanced-geometry svg:viewBox="0 0 21600 21600" draw:type="rectangle" draw:enhanced-path="M 0 0 L 21600 0 21600 21600 0 21600 0 0 Z N"/>
        </draw:custom-shape>
        <draw:path draw:style-name="gr9" draw:text-style-name="P4" draw:layer="layout" svg:width="1.269cm" svg:height="1.396cm" draw:transform="rotate (1.5707963267949) translate (11.949cm 9.128cm)" svg:viewBox="0 0 1270 1397" svg:d="M0 0c0 1016 1270 381 1270 1397">
          <text:p/>
        </draw:path>
        <draw:path draw:style-name="gr9" draw:text-style-name="P4" draw:layer="layout" svg:width="1.269cm" svg:height="2.666cm" draw:transform="rotate (1.5707963267949) translate (5.056cm 6.404cm)" svg:viewBox="0 0 1270 2667" svg:d="M0 0c0 1651 1270 1016 1270 2667">
          <text:p/>
        </draw:path>
        <draw:path draw:style-name="gr9" draw:text-style-name="P4" draw:layer="layout" svg:width="3.936cm" svg:height="0.761cm" draw:transform="rotate (1.5707963267949) translate (17.537cm 11.668cm)" svg:viewBox="0 0 3937 762" svg:d="M0 0c0 1651 3937-889 3937 762">
          <text:p/>
        </draw:path>
        <draw:path draw:style-name="gr9" draw:text-style-name="P4" draw:layer="layout" svg:width="10.475cm" svg:height="11.002cm" draw:transform="rotate (1.5707963267949) translate (17.537cm 12.9431836734694cm)" svg:viewBox="0 0 10476 11003" svg:d="M5 0c0 3429-254 10033 2794 10668s3556 381 4699-889 867-2347 1397-3429 1473-1620 1581-416">
          <text:p/>
        </draw:path>
        <draw:path draw:style-name="gr9" draw:text-style-name="P4" draw:layer="layout" svg:width="11.865cm" svg:height="17.091cm" draw:transform="rotate (1.5707963267949) translate (12.0565572979715cm 14.333450640467cm)" svg:viewBox="0 0 11866 17092" svg:d="M3935 19c-889 1270-2921-1651-3683 1524s127 13843 3683 15240 6096-2540 7931-162">
          <text:p/>
        </draw:path>
        <draw:line draw:style-name="gr10" draw:text-style-name="P4" draw:layer="layout" svg:x1="20.423cm" svg:y1="4.499cm" svg:x2="20.423cm" svg:y2="3.102cm">
          <text:p/>
        </draw:line>
        <draw:line draw:style-name="gr10" draw:text-style-name="P4" draw:layer="layout" svg:x1="14.962cm" svg:y1="2.975cm" svg:x2="14.962cm" svg:y2="4.499cm">
          <text:p/>
        </draw:line>
        <draw:line draw:style-name="gr10" draw:text-style-name="P4" draw:layer="layout" svg:x1="13.692cm" svg:y1="3.102cm" svg:x2="10.898cm" svg:y2="4.499cm">
          <text:p/>
        </draw:line>
        <draw:line draw:style-name="gr10" draw:text-style-name="P4" draw:layer="layout" svg:x1="16.613cm" svg:y1="3.102cm" svg:x2="18.772cm" svg:y2="4.499cm">
          <text:p/>
        </draw:line>
        <draw:line draw:style-name="gr10" draw:text-style-name="P4" draw:layer="layout" svg:x1="20.358cm" svg:y1="5.826cm" svg:x2="20.358cm" svg:y2="7.223cm">
          <text:p/>
        </draw:line>
        <draw:line draw:style-name="gr10" draw:text-style-name="P4" draw:layer="layout" svg:x1="18.826cm" svg:y1="5.769cm" svg:x2="16.448cm" svg:y2="7.223cm">
          <text:p/>
        </draw:line>
        <draw:frame draw:style-name="gr11" draw:text-style-name="P5" draw:layer="layout" svg:width="4.826cm" svg:height="0.889cm" svg:x="12.095cm" svg:y="3.583cm">
          <draw:text-box>
            <text:p><text:span text:style-name="T1">contained</text:span></text:p>
          </draw:text-box>
        </draw:frame>
        <draw:frame draw:style-name="gr11" draw:text-style-name="P5" draw:layer="layout" svg:width="4.826cm" svg:height="0.889cm" svg:x="14.815cm" svg:y="3.442cm">
          <draw:text-box>
            <text:p><text:span text:style-name="T1">contained</text:span></text:p>
          </draw:text-box>
        </draw:frame>
        <draw:frame draw:style-name="gr12" draw:text-style-name="P5" draw:layer="layout" svg:width="4.826cm" svg:height="0.986cm" svg:x="17.402cm" svg:y="3.229cm">
          <draw:text-box>
            <text:p><text:span text:style-name="T1">contained</text:span></text:p>
          </draw:text-box>
        </draw:frame>
        <draw:frame draw:style-name="gr11" draw:text-style-name="P5" draw:layer="layout" svg:width="4.826cm" svg:height="0.889cm" svg:x="20.296cm" svg:y="3.61cm">
          <draw:text-box>
            <text:p><text:span text:style-name="T1">base class</text:span></text:p>
          </draw:text-box>
        </draw:frame>
        <draw:frame draw:style-name="gr13" draw:text-style-name="P5" draw:layer="layout" svg:width="2.41cm" svg:height="1.275cm" svg:x="18.075cm" svg:y="5.882cm">
          <draw:text-box>
            <text:p><text:span text:style-name="T1">member-</text:span></text:p>
            <text:p><text:span text:style-name="T1">function</text:span></text:p>
          </draw:text-box>
        </draw:frame>
        <draw:frame draw:style-name="gr11" draw:text-style-name="P5" draw:layer="layout" svg:width="2.167cm" svg:height="0.889cm" svg:x="20.231cm" svg:y="6.096cm">
          <draw:text-box>
            <text:p><text:span text:style-name="T1">attribute</text:span></text:p>
          </draw:text-box>
        </draw:frame>
        <draw:custom-shape draw:style-name="gr14" draw:text-style-name="P6" draw:layer="layout" svg:width="24.257cm" svg:height="2.988cm" svg:x="4.548cm" svg:y="14.846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5.207cm" svg:height="1.787cm" svg:x="8.528cm" svg:y="16.042cm">
          <draw:text-box>
            <text:p><text:span text:style-name="T1">relation between code and name join points</text:span></text:p>
          </draw:text-box>
        </draw:frame>
        <draw:frame draw:style-name="gr13" draw:text-style-name="P5" draw:layer="layout" svg:width="3.991cm" svg:height="1.275cm" svg:x="14.316cm" svg:y="16.024cm">
          <draw:text-box>
            <text:p><text:span text:style-name="T1">relation between name join points</text:span></text:p>
          </draw:text-box>
        </draw:frame>
        <draw:line draw:style-name="gr10" draw:text-style-name="P4" draw:layer="layout" svg:x1="14.37cm" svg:y1="15.897cm" svg:x2="18.18cm" svg:y2="15.897cm">
          <text:p/>
        </draw:line>
        <draw:line draw:style-name="gr9" draw:text-style-name="P4" draw:layer="layout" svg:x1="8.628cm" svg:y1="15.937cm" svg:x2="13.454cm" svg:y2="15.937cm">
          <text:p/>
        </draw:line>
        <draw:frame draw:style-name="gr11" draw:text-style-name="P7" draw:layer="layout" svg:width="4.826cm" svg:height="0.889cm" svg:x="4.929cm" svg:y="15.862cm">
          <draw:text-box>
            <text:p><text:span text:style-name="T2">Legend</text:span></text:p>
          </draw:text-box>
        </draw:frame>
        <draw:custom-shape draw:style-name="gr16" draw:text-style-name="P8" draw:layer="layout" svg:width="4.191cm" svg:height="1.27cm" svg:x="19.28cm" svg:y="15.481cm">
          <text:p text:style-name="P11"><text:span text:style-name="T4"/>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4.826cm" svg:height="0.889cm" svg:x="19.625cm" svg:y="16.834cm">
          <draw:text-box>
            <text:p><text:span text:style-name="T1">name join point</text:span></text:p>
          </draw:text-box>
        </draw:frame>
        <draw:frame draw:style-name="gr11" draw:text-style-name="P5" draw:layer="layout" svg:width="3.447cm" svg:height="0.889cm" svg:x="24.797cm" svg:y="16.834cm">
          <draw:text-box>
            <text:p><text:span text:style-name="T1">code join point</text:span></text:p>
          </draw:text-box>
        </draw:frame>
        <draw:custom-shape draw:style-name="gr17" draw:text-style-name="P10" draw:layer="layout" svg:width="3.683cm" svg:height="1.27cm" svg:x="24.649cm" svg:y="15.478cm">
          <text:list text:style-name="L2">
            <text:list-item>
              <text:p text:style-name="P9"><text:span text:style-name="T3"><text:s/>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406.92368214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30.71cm" svg:y1="4.372cm" svg:x2="30.71cm" svg:y2="2.975cm">
          <text:p/>
        </draw:line>
        <draw:line draw:style-name="gr5" draw:text-style-name="P4" draw:layer="layout" svg:x1="25.116cm" svg:y1="9.763cm" svg:x2="25.116cm" svg:y2="8.366cm">
          <text:p/>
        </draw:line>
        <draw:line draw:style-name="gr10" draw:text-style-name="P4" draw:layer="layout" svg:x1="21.133cm" svg:y1="5.763cm" svg:x2="23.76cm" svg:y2="7.223cm">
          <text:p/>
        </draw:line>
        <draw:frame draw:style-name="gr13" draw:text-style-name="P5" draw:layer="layout" svg:width="2.625cm" svg:height="1.275cm" svg:x="22.532cm" svg:y="6.097cm">
          <draw:text-box>
            <text:p><text:span text:style-name="T1">destructor</text:span></text:p>
          </draw:text-box>
        </draw:frame>
        <draw:custom-shape draw:style-name="gr18" draw:text-style-name="P8" draw:layer="layout" svg:width="4.191cm" svg:height="1.27cm" svg:x="23.344cm" svg:y="1.832cm">
          <text:p text:style-name="P11"><text:span text:style-name="T4">built-in operator</text:span></text:p>
          <text:p text:style-name="P11"><text:span text:style-name="T4">“</text:span><text:span text:style-name="T4">operator =”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.191cm" svg:height="1.27cm" svg:x="12.93cm" svg:y="1.832cm">
          <text:p text:style-name="P11"><text:span text:style-name="T4">namespace</text:span></text:p>
          <text:p text:style-name="P11"><text:span text:style-name="T4">”</text:span><text:span text:style-name="T4">Circle”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.191cm" svg:height="1.27cm" svg:x="28.551cm" svg:y="1.832cm">
          <text:p text:style-name="P11"><text:span text:style-name="T4">function</text:span></text:p>
          <text:p text:style-name="P11"><text:span text:style-name="T4">“</text:span><text:span text:style-name="T4">draw”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.191cm" svg:height="1.27cm" svg:x="18.137cm" svg:y="1.832cm">
          <text:p text:style-name="P11"><text:span text:style-name="T4">class</text:span></text:p>
          <text:p text:style-name="P11"><text:span text:style-name="T4">“</text:span><text:span text:style-name="T4">Shape”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4.318cm" svg:height="1.27cm" svg:x="28.557cm" svg:y="4.372cm">
          <text:list text:style-name="L2">
            <text:list-item>
              <text:p text:style-name="P9"><text:span text:style-name="T3">Execu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406.92368214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4.191cm" svg:height="1.27cm" svg:x="7.723cm" svg:y="4.499cm">
          <text:p text:style-name="P11"><text:span text:style-name="T4">function</text:span><text:span text:style-name="T4"><text:line-break/></text:span><text:span text:style-name="T4">“draw”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.191cm" svg:height="1.27cm" svg:x="12.803cm" svg:y="4.499cm">
          <text:p text:style-name="P11"><text:span text:style-name="T4">type</text:span><text:span text:style-name="T4"><text:line-break/></text:span><text:span text:style-name="T4">“PRECISION”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.191cm" svg:height="1.27cm" svg:x="17.629cm" svg:y="4.499cm">
          <text:p text:style-name="P11"><text:span text:style-name="T4">class</text:span></text:p>
          <text:p text:style-name="P11"><text:span text:style-name="T4">“</text:span><text:span text:style-name="T4">S</text:span><text:span text:style-name="T3">_</text:span><text:span text:style-name="T4">Circle”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4.318cm" svg:height="1.269cm" svg:x="7.755cm" svg:y="7.172cm">
          <text:list text:style-name="L2">
            <text:list-item>
              <text:p text:style-name="P9"><text:span text:style-name="T3">Execu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406.92368214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4.191cm" svg:height="1.27cm" svg:x="18.124cm" svg:y="7.166cm">
          <text:p text:style-name="P11"><text:span text:style-name="T4">attribute</text:span></text:p>
          <text:p text:style-name="P11"><text:span text:style-name="T4">“</text:span><text:span text:style-name="T4">m_radius”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.191cm" svg:height="1.27cm" svg:x="22.998cm" svg:y="7.172cm">
          <text:p text:style-name="P11"><text:span text:style-name="T4">destructor</text:span></text:p>
          <text:p text:style-name="P11"><text:span text:style-name="T4">“</text:span><text:span text:style-name="T4">~S_Circle”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4.318cm" svg:height="1.269cm" svg:x="7.755cm" svg:y="9.717cm">
          <text:list text:style-name="L2">
            <text:list-item>
              <text:p text:style-name="P9"><text:span text:style-name="T3">Call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406.92368214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4.318cm" svg:height="1.27cm" svg:x="13.196cm" svg:y="10.987cm">
          <text:list text:style-name="L2">
            <text:list-item>
              <text:p text:style-name="P9"><text:span text:style-name="T3">Se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406.92368214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4.318cm" svg:height="1.27cm" svg:x="13.196cm" svg:y="12.257cm">
          <text:list text:style-name="L2">
            <text:list-item>
              <text:p text:style-name="P9"><text:span text:style-name="T3">Builti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406.92368214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2" draw:layer="layout" svg:width="4.318cm" svg:height="1.27cm" svg:x="22.998cm" svg:y="9.71cm">
          <text:list text:style-name="L2">
            <text:list-item>
              <text:p text:style-name="P9"><text:span text:style-name="T3">Destruc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406.92368214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draw:layer="layout" svg:width="4.318cm" svg:height="1.27cm" svg:x="7.755cm" svg:y="8.447cm">
          <text:list text:style-name="L2">
            <text:list-item>
              <text:p text:style-name="P9"><text:span text:style-name="T3">Call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406.92368214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4.318cm" svg:height="1.27cm" svg:x="1.085cm" svg:y="5.769cm">
          <text:list text:style-name="L2">
            <text:list-item>
              <text:p text:style-name="P9"><text:span text:style-name="T3">Call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406.92368214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4.318cm" svg:height="1.27cm" svg:x="1.085cm" svg:y="4.499cm">
          <text:list text:style-name="L2">
            <text:list-item>
              <text:p text:style-name="P9"><text:span text:style-name="T3">Execu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406.92368214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3.222cm" svg:y1="4.499cm" svg:x2="3.222cm" svg:y2="3.102cm">
          <text:p/>
        </draw:line>
        <draw:custom-shape draw:style-name="gr18" draw:text-style-name="P8" draw:layer="layout" svg:width="4.191cm" svg:height="1.27cm" svg:x="1.162cm" svg:y="1.832cm">
          <text:p text:style-name="P11"><text:span text:style-name="T4">function</text:span></text:p>
          <text:p text:style-name="P11"><text:span text:style-name="T4">“</text:span><text:span text:style-name="T4">main”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352cm" svg:y1="9.763cm" svg:x2="15.352cm" svg:y2="8.366cm">
          <text:p/>
        </draw:line>
        <draw:custom-shape draw:style-name="gr18" draw:text-style-name="P8" draw:layer="layout" svg:width="4.191cm" svg:height="1.27cm" svg:x="13.262cm" svg:y="7.166cm">
          <text:p text:style-name="P11"><text:span text:style-name="T4">function</text:span></text:p>
          <text:p text:style-name="P11"><text:span text:style-name="T4">“</text:span><text:span text:style-name="T4">radius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4.318cm" svg:height="1.27cm" svg:x="13.196cm" svg:y="9.706cm">
          <text:list text:style-name="L2">
            <text:list-item>
              <text:p text:style-name="P9"><text:span text:style-name="T3">Execu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406.92368214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Empty" xlink:href="Pictures/1000000000000008000000082B5AA46B8D809014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0.152cm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cm" fo:page-height="20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Schroeder</meta:initial-creator>
    <meta:creation-date>2015-09-19T17:45:34.530973818</meta:creation-date>
    <dc:date>2016-08-27T12:10:02.659504120</dc:date>
    <meta:editing-duration>PT2H14M16S</meta:editing-duration>
    <meta:editing-cycles>21</meta:editing-cycles>
    <meta:generator>LibreOffice/5.0.6.3$Linux_X86_64 LibreOffice_project/00m0$Build-3</meta:generator>
    <meta:document-statistic meta:object-count="62"/>
  </office:meta>
</office:document-meta>
</file>